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13" style:family="table">
      <style:table-properties style:width="12.494cm" fo:margin-left="1.351cm" table:align="left"/>
    </style:style>
    <style:style style:name="Table13.A" style:family="table-column">
      <style:table-column-properties style:column-width="12.494cm"/>
    </style:style>
    <style:style style:name="Table13.A1" style:family="table-cell">
      <style:table-cell-properties fo:padding="0.097cm" fo:border="0.05pt solid #000000"/>
    </style:style>
    <style:style style:name="Table7" style:family="table">
      <style:table-properties style:width="12.494cm" fo:margin-left="1.351cm" table:align="left"/>
    </style:style>
    <style:style style:name="Table7.A" style:family="table-column">
      <style:table-column-properties style:column-width="12.494cm"/>
    </style:style>
    <style:style style:name="Table7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8" style:family="table">
      <style:table-properties style:width="12.494cm" fo:margin-left="1.351cm" table:align="left"/>
    </style:style>
    <style:style style:name="Table8.A" style:family="table-column">
      <style:table-column-properties style:column-width="12.494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rsid="0083876e" officeooo:paragraph-rsid="0083876e"/>
    </style:style>
    <style:style style:name="P13" style:family="paragraph" style:parent-style-name="Text_20_body">
      <style:text-properties officeooo:rsid="0083d212" officeooo:paragraph-rsid="0083d212"/>
    </style:style>
    <style:style style:name="P14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officeooo:rsid="0083d212" officeooo:paragraph-rsid="00a3a5a6" style:font-style-asian="normal" style:font-style-complex="normal"/>
    </style:style>
    <style:style style:name="P16" style:family="paragraph" style:parent-style-name="Text_20_body">
      <style:text-properties fo:font-style="normal" officeooo:rsid="0083d212" officeooo:paragraph-rsid="0104ccfb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US"/>
    </style:style>
    <style:style style:name="P18" style:family="paragraph" style:parent-style-name="Standard">
      <style:text-properties fo:language="en" fo:country="US" officeooo:paragraph-rsid="001b6428"/>
    </style:style>
    <style:style style:name="P19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0" style:family="paragraph" style:parent-style-name="Standard">
      <style:text-properties fo:font-style="normal" officeooo:rsid="0086e4fe" officeooo:paragraph-rsid="0104ccfb" style:font-style-asian="normal" style:font-style-complex="normal"/>
    </style:style>
    <style:style style:name="P21" style:family="paragraph" style:parent-style-name="Standard">
      <style:text-properties officeooo:paragraph-rsid="0108f2e4"/>
    </style:style>
    <style:style style:name="P22" style:family="paragraph" style:parent-style-name="Subtitle">
      <style:text-properties fo:language="en" fo:country="US" officeooo:rsid="00181f48" officeooo:paragraph-rsid="00181f48"/>
    </style:style>
    <style:style style:name="P23" style:family="paragraph" style:parent-style-name="Title">
      <style:text-properties fo:language="en" fo:country="US" officeooo:rsid="00181f48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83d212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0pt" officeooo:paragraph-rsid="0086e4f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officeooo:paragraph-rsid="0105717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cea66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3a5a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f7be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4ccfb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8f2e4" style:font-size-asian="10pt" style:font-size-complex="10pt"/>
    </style:style>
    <style:style style:name="P32" style:family="paragraph" style:parent-style-name="Heading_20_1">
      <style:text-properties officeooo:rsid="0083876e" officeooo:paragraph-rsid="0083876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35" style:family="paragraph" style:parent-style-name="Heading_20_2">
      <style:text-properties officeooo:rsid="009450f9" officeooo:paragraph-rsid="0104ccfb"/>
    </style:style>
    <style:style style:name="P36" style:family="paragraph" style:parent-style-name="Table_20_Contents" style:list-style-name="L8">
      <style:paragraph-properties fo:text-align="center" style:justify-single-word="false"/>
      <style:text-properties officeooo:paragraph-rsid="0104ccfb"/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body" style:list-style-name="L1">
      <style:text-properties fo:language="en" fo:country="US" officeooo:rsid="001b6428" officeooo:paragraph-rsid="001b6428"/>
    </style:style>
    <style:style style:name="P39" style:family="paragraph" style:parent-style-name="Text_20_body" style:list-style-name="L1">
      <style:text-properties fo:language="en" fo:country="US" officeooo:paragraph-rsid="001b6428"/>
    </style:style>
    <style:style style:name="P40" style:family="paragraph" style:parent-style-name="Text_20_body" style:list-style-name="L2">
      <style:text-properties officeooo:rsid="0083d212" officeooo:paragraph-rsid="0083d212"/>
    </style:style>
    <style:style style:name="P41" style:family="paragraph" style:parent-style-name="Text_20_body" style:list-style-name="L3">
      <style:text-properties officeooo:paragraph-rsid="00e18314"/>
    </style:style>
    <style:style style:name="P42" style:family="paragraph" style:parent-style-name="Text_20_body" style:list-style-name="L3">
      <style:text-properties officeooo:paragraph-rsid="00d14195"/>
    </style:style>
    <style:style style:name="P43" style:family="paragraph" style:parent-style-name="Text_20_body" style:list-style-name="L3">
      <style:text-properties officeooo:paragraph-rsid="00d95796"/>
    </style:style>
    <style:style style:name="P44" style:family="paragraph" style:parent-style-name="Text_20_body" style:list-style-name="L4">
      <style:text-properties fo:font-style="normal" officeooo:rsid="0086e4fe" officeooo:paragraph-rsid="0086e4fe" style:font-style-asian="normal" style:font-style-complex="normal"/>
    </style:style>
    <style:style style:name="P45" style:family="paragraph" style:parent-style-name="Text_20_body" style:list-style-name="L4">
      <style:text-properties fo:font-style="normal" officeooo:rsid="0086e4fe" officeooo:paragraph-rsid="0104ccfb" style:font-style-asian="normal" style:font-style-complex="normal"/>
    </style:style>
    <style:style style:name="P46" style:family="paragraph" style:parent-style-name="Text_20_body" style:list-style-name="L6">
      <style:text-properties fo:font-style="normal" officeooo:rsid="00af7be0" officeooo:paragraph-rsid="00af7be0" style:font-style-asian="normal" style:font-style-complex="normal"/>
    </style:style>
    <style:style style:name="P47" style:family="paragraph" style:parent-style-name="Text_20_body">
      <style:text-properties fo:font-style="normal" fo:font-weight="normal" officeooo:rsid="008586db" officeooo:paragraph-rsid="010eaca7" style:font-style-asian="normal" style:font-weight-asian="normal" style:font-style-complex="normal" style:font-weight-complex="normal"/>
    </style:style>
    <style:style style:name="P48" style:family="paragraph" style:parent-style-name="Text_20_body" style:list-style-name="L5">
      <style:text-properties officeooo:rsid="00eda430" officeooo:paragraph-rsid="00eda430"/>
    </style:style>
    <style:style style:name="P49" style:family="paragraph" style:parent-style-name="Text_20_body" style:list-style-name="L7">
      <style:text-properties officeooo:rsid="00eda430" officeooo:paragraph-rsid="0104ccfb"/>
    </style:style>
    <style:style style:name="P50" style:family="paragraph" style:parent-style-name="Text_20_body" style:list-style-name="L5">
      <style:text-properties officeooo:rsid="009cea66" officeooo:paragraph-rsid="00aea2ea"/>
    </style:style>
    <style:style style:name="P51" style:family="paragraph" style:parent-style-name="Text_20_body" style:list-style-name="L7">
      <style:text-properties officeooo:rsid="009cea66" officeooo:paragraph-rsid="0104ccfb"/>
    </style:style>
    <style:style style:name="P52" style:family="paragraph" style:parent-style-name="Text_20_body" style:list-style-name="L9">
      <style:text-properties officeooo:paragraph-rsid="01082035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3d212" style:font-style-asian="italic" style:font-style-complex="italic"/>
    </style:style>
    <style:style style:name="T9" style:family="text">
      <style:text-properties fo:font-style="italic" officeooo:rsid="009a9126" style:font-style-asian="italic" style:font-style-complex="italic"/>
    </style:style>
    <style:style style:name="T10" style:family="text">
      <style:text-properties fo:font-style="italic" officeooo:rsid="004488ac" style:font-style-asian="italic" style:font-style-complex="italic"/>
    </style:style>
    <style:style style:name="T11" style:family="text">
      <style:text-properties fo:font-style="italic" officeooo:rsid="00aaafc2" style:font-style-asian="italic" style:font-style-complex="italic"/>
    </style:style>
    <style:style style:name="T12" style:family="text">
      <style:text-properties fo:font-style="italic" officeooo:rsid="00b131a5" style:font-style-asian="italic" style:font-style-complex="italic"/>
    </style:style>
    <style:style style:name="T13" style:family="text">
      <style:text-properties fo:font-style="italic" officeooo:rsid="00b307ed" style:font-style-asian="italic" style:font-style-complex="italic"/>
    </style:style>
    <style:style style:name="T14" style:family="text">
      <style:text-properties fo:font-style="italic" officeooo:rsid="00b80341" style:font-style-asian="italic" style:font-style-complex="italic"/>
    </style:style>
    <style:style style:name="T15" style:family="text">
      <style:text-properties fo:font-style="italic" officeooo:rsid="00c112db" style:font-style-asian="italic" style:font-style-complex="italic"/>
    </style:style>
    <style:style style:name="T16" style:family="text">
      <style:text-properties fo:font-style="italic" officeooo:rsid="00ef5c11" style:font-style-asian="italic" style:font-style-complex="italic"/>
    </style:style>
    <style:style style:name="T17" style:family="text">
      <style:text-properties fo:font-style="normal" officeooo:rsid="0083d212" style:font-style-asian="normal" style:font-style-complex="normal"/>
    </style:style>
    <style:style style:name="T18" style:family="text">
      <style:text-properties fo:font-style="normal" officeooo:rsid="008fa65c" style:font-style-asian="normal" style:font-style-complex="normal"/>
    </style:style>
    <style:style style:name="T19" style:family="text">
      <style:text-properties fo:font-style="normal" officeooo:rsid="009b1ed9" style:font-style-asian="normal" style:font-style-complex="normal"/>
    </style:style>
    <style:style style:name="T20" style:family="text">
      <style:text-properties fo:font-style="normal" officeooo:rsid="00a9555d" style:font-style-asian="normal" style:font-style-complex="normal"/>
    </style:style>
    <style:style style:name="T21" style:family="text">
      <style:text-properties fo:font-style="normal" officeooo:rsid="00aaafc2" style:font-style-asian="normal" style:font-style-complex="normal"/>
    </style:style>
    <style:style style:name="T22" style:family="text">
      <style:text-properties fo:font-style="normal" officeooo:rsid="00b4b12d" style:font-style-asian="normal" style:font-style-complex="normal"/>
    </style:style>
    <style:style style:name="T23" style:family="text">
      <style:text-properties fo:font-style="normal" officeooo:rsid="00b5eead" style:font-style-asian="normal" style:font-style-complex="normal"/>
    </style:style>
    <style:style style:name="T24" style:family="text">
      <style:text-properties fo:font-style="normal" officeooo:rsid="00b78f58" style:font-style-asian="normal" style:font-style-complex="normal"/>
    </style:style>
    <style:style style:name="T25" style:family="text">
      <style:text-properties fo:font-style="normal" officeooo:rsid="00bee9f7" style:font-style-asian="normal" style:font-style-complex="normal"/>
    </style:style>
    <style:style style:name="T26" style:family="text">
      <style:text-properties fo:font-style="normal" officeooo:rsid="00c112db" style:font-style-asian="normal" style:font-style-complex="normal"/>
    </style:style>
    <style:style style:name="T27" style:family="text">
      <style:text-properties fo:font-style="normal" officeooo:rsid="00c237d4" style:font-style-asian="normal" style:font-style-complex="normal"/>
    </style:style>
    <style:style style:name="T28" style:family="text">
      <style:text-properties fo:font-style="normal" officeooo:rsid="00c4db7d" style:font-style-asian="normal" style:font-style-complex="normal"/>
    </style:style>
    <style:style style:name="T29" style:family="text">
      <style:text-properties fo:font-style="normal" officeooo:rsid="00c63ae6" style:font-style-asian="normal" style:font-style-complex="normal"/>
    </style:style>
    <style:style style:name="T30" style:family="text">
      <style:text-properties fo:font-style="normal" officeooo:rsid="00c7f321" style:font-style-asian="normal" style:font-style-complex="normal"/>
    </style:style>
    <style:style style:name="T31" style:family="text">
      <style:text-properties fo:font-style="normal" officeooo:rsid="00c869da" style:font-style-asian="normal" style:font-style-complex="normal"/>
    </style:style>
    <style:style style:name="T32" style:family="text">
      <style:text-properties fo:font-style="normal" officeooo:rsid="00cbf539" style:font-style-asian="normal" style:font-style-complex="normal"/>
    </style:style>
    <style:style style:name="T33" style:family="text">
      <style:text-properties fo:font-style="normal" officeooo:rsid="00cc76af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d4bac0" style:font-style-asian="normal" style:font-style-complex="normal"/>
    </style:style>
    <style:style style:name="T36" style:family="text">
      <style:text-properties fo:font-style="normal" officeooo:rsid="00d5edc7" style:font-style-asian="normal" style:font-style-complex="normal"/>
    </style:style>
    <style:style style:name="T37" style:family="text">
      <style:text-properties fo:font-style="normal" officeooo:rsid="00d6b096" style:font-style-asian="normal" style:font-style-complex="normal"/>
    </style:style>
    <style:style style:name="T38" style:family="text">
      <style:text-properties fo:font-style="normal" officeooo:rsid="00d77421" style:font-style-asian="normal" style:font-style-complex="normal"/>
    </style:style>
    <style:style style:name="T39" style:family="text">
      <style:text-properties fo:font-style="normal" officeooo:rsid="00de013b" style:font-style-asian="normal" style:font-style-complex="normal"/>
    </style:style>
    <style:style style:name="T40" style:family="text">
      <style:text-properties fo:font-style="normal" officeooo:rsid="00e0bddc" style:font-style-asian="normal" style:font-style-complex="normal"/>
    </style:style>
    <style:style style:name="T41" style:family="text">
      <style:text-properties fo:font-style="normal" officeooo:rsid="00e53e34" style:font-style-asian="normal" style:font-style-complex="normal"/>
    </style:style>
    <style:style style:name="T42" style:family="text">
      <style:text-properties fo:font-style="normal" officeooo:rsid="00e616c1" style:font-style-asian="normal" style:font-style-complex="normal"/>
    </style:style>
    <style:style style:name="T43" style:family="text">
      <style:text-properties fo:font-style="normal" officeooo:rsid="00ee98f9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ffccf3" style:font-style-asian="normal" style:font-style-complex="normal"/>
    </style:style>
    <style:style style:name="T46" style:family="text">
      <style:text-properties fo:font-style="normal" officeooo:rsid="0102cafa" style:font-style-asian="normal" style:font-style-complex="normal"/>
    </style:style>
    <style:style style:name="T47" style:family="text">
      <style:text-properties fo:font-style="normal" officeooo:rsid="00b131a5" style:font-style-asian="normal" style:font-style-complex="normal"/>
    </style:style>
    <style:style style:name="T48" style:family="text">
      <style:text-properties fo:font-style="normal" officeooo:rsid="010ceb82" style:font-style-asian="normal" style:font-style-complex="normal"/>
    </style:style>
    <style:style style:name="T49" style:family="text">
      <style:text-properties officeooo:rsid="004488ac"/>
    </style:style>
    <style:style style:name="T50" style:family="text">
      <style:text-properties officeooo:rsid="0083d212"/>
    </style:style>
    <style:style style:name="T51" style:family="text">
      <style:text-properties officeooo:rsid="008d0b06"/>
    </style:style>
    <style:style style:name="T52" style:family="text">
      <style:text-properties style:font-name="Calibri5" officeooo:rsid="008d0b06"/>
    </style:style>
    <style:style style:name="T53" style:family="text">
      <style:text-properties style:font-name="Calibri" officeooo:rsid="008d0b06"/>
    </style:style>
    <style:style style:name="T54" style:family="text">
      <style:text-properties officeooo:rsid="008d0b36"/>
    </style:style>
    <style:style style:name="T55" style:family="text">
      <style:text-properties officeooo:rsid="00941046"/>
    </style:style>
    <style:style style:name="T56" style:family="text">
      <style:text-properties officeooo:rsid="0098931f"/>
    </style:style>
    <style:style style:name="T57" style:family="text">
      <style:text-properties officeooo:rsid="009ed569"/>
    </style:style>
    <style:style style:name="T58" style:family="text">
      <style:text-properties officeooo:rsid="00a53447"/>
    </style:style>
    <style:style style:name="T59" style:family="text">
      <style:text-properties officeooo:rsid="00a6041e"/>
    </style:style>
    <style:style style:name="T60" style:family="text">
      <style:text-properties officeooo:rsid="00aaafc2"/>
    </style:style>
    <style:style style:name="T61" style:family="text">
      <style:text-properties officeooo:rsid="00b0faff"/>
    </style:style>
    <style:style style:name="T62" style:family="text">
      <style:text-properties officeooo:rsid="00b131a5"/>
    </style:style>
    <style:style style:name="T63" style:family="text">
      <style:text-properties officeooo:rsid="00bb972e"/>
    </style:style>
    <style:style style:name="T64" style:family="text">
      <style:text-properties officeooo:rsid="00e8a340"/>
    </style:style>
    <style:style style:name="T65" style:family="text">
      <style:text-properties fo:language="en" fo:country="GB"/>
    </style:style>
    <style:style style:name="T66" style:family="text">
      <style:text-properties style:font-name="Consolas" fo:font-size="10pt" officeooo:rsid="009cea66" style:font-size-asian="10pt" style:font-size-complex="10pt"/>
    </style:style>
    <style:style style:name="T67" style:family="text">
      <style:text-properties style:font-name="Consolas" fo:font-size="10pt" officeooo:rsid="00a53447" style:font-size-asian="10pt" style:font-size-complex="10pt"/>
    </style:style>
    <style:style style:name="T68" style:family="text">
      <style:text-properties style:font-name="Consolas" fo:font-size="10pt" officeooo:rsid="0083d212" style:font-size-asian="10pt" style:font-size-complex="10pt"/>
    </style:style>
    <style:style style:name="T69" style:family="text">
      <style:text-properties style:font-name="Consolas" fo:font-size="10pt" officeooo:rsid="010a2ff9" style:font-size-asian="10pt" style:font-size-complex="10pt"/>
    </style:style>
    <style:style style:name="T70" style:family="text">
      <style:text-properties style:font-name="Consolas" fo:font-size="10pt" officeooo:rsid="00a6041e" style:font-size-asian="10pt" style:font-size-complex="10pt"/>
    </style:style>
    <style:style style:name="T71" style:family="text">
      <style:text-properties officeooo:rsid="010baae5"/>
    </style:style>
    <style:style style:name="T72" style:family="text">
      <style:text-properties officeooo:rsid="010eaca7"/>
    </style:style>
    <style:style style:name="T73" style:family="text">
      <style:text-properties officeooo:rsid="01172b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23"><text:span text:style-name="T65">eProsima</text:span> Fast Buffers</text:p>
      <text:p text:style-name="P22">Users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304cm" svg:y="0.26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56">The Middleware Experts<text:line-break/>eProsima </text:span><text:span text:style-name="T52">©</text:span><text:span text:style-name="T53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1" text:anchor-type="paragraph" svg:x="0.718cm" svg:y="0.266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18"/>
      <text:p text:style-name="P10">Trademarks</text:p>
      <text:p text:style-name="P11"><text:span text:style-name="T7">eProsima</text:span> is a trademark of <text:span text:style-name="T7">Proyectos y Sistemas </text:span><text:span text:style-name="T9">de Mantenimiento</text:span><text:span text:style-name="T7"> SL</text:span>. All other trademarks used in this document are the property of their respective owners.</text:p>
      <text:p text:style-name="P10">License</text:p>
      <text:p text:style-name="P11"><text:span text:style-name="T7">eProsima </text:span><text:span text:style-name="T10">Fast Buffers</text:span> is licensed under the terms described in the <text:span text:style-name="T49">FAST_BUFFERS</text:span>_LICENSE file included in this distribution.</text:p>
      <text:p text:style-name="P10">Technical Support</text:p>
      <text:list xml:id="list3956692523184884516" text:style-name="L1">
        <text:list-item>
          <text:p text:style-name="P38">Phone: +34 91 804 34 48</text:p>
        </text:list-item>
        <text:list-item>
          <text:p text:style-name="P39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3"><text:a xlink:type="simple" xlink:href="#__RefHeading__10192_1732757550" text:style-name="Index_20_Link" text:visited-style-name="Index_20_Link"><text:s/>1 Installation<text:tab/>4</text:a></text:p>
          <text:p text:style-name="P37"><text:a xlink:type="simple" xlink:href="#__RefHeading__2965_843576852" text:style-name="Index_20_Link" text:visited-style-name="Index_20_Link"><text:s/>1.1 Windows 7 32 and 64 bits<text:tab/>4</text:a></text:p>
          <text:p text:style-name="P37"><text:a xlink:type="simple" xlink:href="#__RefHeading__2971_843576852" text:style-name="Index_20_Link" text:visited-style-name="Index_20_Link"><text:s/>1.2 Fedora 19 32-bits and 64-bits<text:tab/>4</text:a></text:p>
          <text:p text:style-name="P37"><text:a xlink:type="simple" xlink:href="#__RefHeading__1132_1719721021" text:style-name="Index_20_Link" text:visited-style-name="Index_20_Link"><text:s/>1.3 CentOS 6.4 32-bits and 64-bits<text:tab/>5</text:a></text:p>
        </text:index-body>
      </text:table-of-content>
      <text:h text:style-name="P32" text:outline-level="1"><text:bookmark-start text:name="__RefHeading__10192_1732757550"/>Installation<text:bookmark-end text:name="__RefHeading__10192_1732757550"/></text:h>
      <text:p text:style-name="P12">This document describes how to install <text:span text:style-name="T7">eProsima Fast Buffers</text:span> in several operating systems. Select your operating system and follow the steps.</text:p>
      <text:h text:style-name="Heading_20_2" text:outline-level="2"><text:bookmark-start text:name="__RefHeading__2965_843576852"/>Windows 7 <text:span text:style-name="T63">32 and 64 bits</text:span><text:bookmark-end text:name="__RefHeading__2965_843576852"/></text:h>
      <text:list xml:id="list2636970350071499835" text:style-name="L2">
        <text:list-item>
          <text:p text:style-name="P40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4">FastBuffers_<text:span text:style-name="T51"><text:text-input text:description="VERSION">0.0.0</text:text-input></text:span>.exe</text:p>
          </table:table-cell>
        </table:table-row>
      </table:table>
      <text:p text:style-name="P13"/>
      <text:list xml:id="list8586292420876093418" text:style-name="L3">
        <text:list-item>
          <text:p text:style-name="P41"><text:span text:style-name="T50">Execute the installer and follow the instructions. In addition to the main </text:span><text:span text:style-name="T8">eProsima Fast Buffers</text:span><text:span text:style-name="T50"> </text:span><text:span text:style-name="T40">executable</text:span><text:span text:style-name="T50">, a</text:span><text:span text:style-name="T17"> </text:span><text:span text:style-name="T25">serialization library has to be installed. </text:span><text:span text:style-name="T26">In the </text:span><text:span text:style-name="T15">Choose Components</text:span><text:span text:style-name="T26"> step of the installation </text:span><text:span text:style-name="T27">you have to choose the target platform </text:span><text:span text:style-name="T28">(</text:span><text:span text:style-name="T30">i86</text:span><text:span text:style-name="T28"> or </text:span><text:span text:style-name="T30">x64</text:span><text:span text:style-name="T28">) </text:span><text:span text:style-name="T31">you desire </text:span><text:span text:style-name="T29">for the library.</text:span></text:p>
        </text:list-item>
        <text:list-item>
          <text:p text:style-name="P42"><text:span text:style-name="T32">It is recommended to set t</text:span><text:span text:style-name="T17">he environment variable FAST_BUFFERS </text:span><text:span text:style-name="T33">and to make it point </text:span><text:span text:style-name="T17">to the </text:span><text:span text:style-name="T8">eProsima Fast Buffers</text:span><text:span text:style-name="T17"> installation folder. The installer provides </text:span><text:span text:style-name="T22">this</text:span><text:span text:style-name="T17"> </text:span><text:span text:style-name="T41">option</text:span><text:span text:style-name="T17">. Make sure </text:span><text:span text:style-name="T42">it</text:span><text:span text:style-name="T17"> is selected in the </text:span><text:span text:style-name="T14">Environment variable setting</text:span><text:span text:style-name="T8"> </text:span><text:span text:style-name="T17">step.</text:span></text:p>
        </text:list-item>
        <text:list-item>
          <text:p text:style-name="P42"><text:span text:style-name="T17">It is </text:span><text:span text:style-name="T19">also </text:span><text:span text:style-name="T17">convenient to </text:span><text:span text:style-name="T45">append</text:span><text:span text:style-name="T17"> the </text:span><text:span text:style-name="T8">fastbuffers</text:span><text:span text:style-name="T17"> </text:span><text:span text:style-name="T40">executable </text:span><text:span text:style-name="T45">location directory</text:span><text:span text:style-name="T17"> to the PATH </text:span><text:span text:style-name="T44">environment variable</text:span><text:span text:style-name="T17"> </text:span><text:span text:style-name="T34">of the system</text:span><text:span text:style-name="T17">. The installer offers the possibility of </text:span><text:span text:style-name="T45">appending</text:span><text:span text:style-name="T17"> the location of the </text:span><text:span text:style-name="T8">fastbuffers</text:span><text:span text:style-name="T17"> </text:span><text:span text:style-name="T46">executable</text:span><text:span text:style-name="T17"> </text:span><text:span text:style-name="T39">to</text:span><text:span text:style-name="T17"> the environment variable PATH. Make sure this option is selected in the </text:span><text:span text:style-name="T14">Environment variable setting</text:span><text:span text:style-name="T8"> </text:span><text:span text:style-name="T17">step.</text:span></text:p>
        </text:list-item>
        <text:list-item>
          <text:p text:style-name="P43"><text:span text:style-name="T17">Th</text:span><text:span text:style-name="T18">e serialization</text:span><text:span text:style-name="T17"> library </text:span><text:span text:style-name="T35">should </text:span><text:span text:style-name="T36">also</text:span><text:span text:style-name="T17"> be accessible for your system. The installer offers the possibility of </text:span><text:span text:style-name="T45">appending</text:span><text:span text:style-name="T37"> </text:span><text:span text:style-name="T17">the location of the libraries </text:span><text:span text:style-name="T18">you selected to install</text:span><text:span text:style-name="T17"> </text:span><text:span text:style-name="T38">to</text:span><text:span text:style-name="T17"> the PATH environment variable. Make sure this option is selected in the </text:span><text:span text:style-name="T14">Environment variable setting</text:span><text:span text:style-name="T8"> </text:span><text:span text:style-name="T17">step.</text:span></text:p>
        </text:list-item>
      </text:list>
      <text:p text:style-name="P14">Visual C++ 2010 Redistributable package installation</text:p>
      <text:p text:style-name="P47"><text:span text:style-name="T7">eProsima Fast Buffers</text:span> requires <text:span text:style-name="T72">Visual C++ </text:span>Redistributable<text:span text:style-name="T72"> package</text:span>. <text:span text:style-name="T73">This distribution allows the user to install it if it is not already present in the system.</text:span></text:p>
      <text:h text:style-name="P34" text:outline-level="2"><text:bookmark-start text:name="__RefHeading__2971_843576852"/>Fedora 1<text:span text:style-name="T55">9</text:span> 32-bits <text:span text:style-name="T54">and 64-bits</text:span><text:bookmark-end text:name="__RefHeading__2971_843576852"/></text:h>
      <text:list xml:id="list2739917799225130557" text:style-name="L4">
        <text:list-item>
          <text:p text:style-name="P44">Download<text:span text:style-name="T64"> </text:span>the installation package for your system: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text:span text:style-name="T50">FastBuffers_</text:span><text:span text:style-name="T50"><text:text-input text:description="VERSION">0.0.0</text:text-input></text:span><text:span text:style-name="T50">_Fedora19.tar.gz</text:span></text:p>
          </table:table-cell>
        </table:table-row>
      </table:table>
      <text:p text:style-name="P19"/>
      <text:list xml:id="list7493881219017416604" text:style-name="L5">
        <text:list-item>
          <text:p text:style-name="P48">Extract its content</text:p>
        </text:list-item>
        <text:list-item>
          <text:p text:style-name="P50">Install the <text:span text:style-name="T7">fastcdr</text:span> repositories <text:span text:style-name="T57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4">hese headers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7">yum localinstall <text:span text:style-name="T58">i686</text:span>/fastcdr-<text:span text:style-name="T50"><text:text-input text:description="VERSION">0.0.0</text:text-input></text:span>-1.fc19.<text:span text:style-name="T59">i686</text:span>.rpm</text:p>
          </table:table-cell>
        </table:table-row>
      </table:table>
      <text:p text:style-name="P1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8">yum localinstall x86_64/fastcdr-<text:span text:style-name="T50"><text:text-input text:description="VERSION">0.0.0</text:text-input></text:span>-1.fc19.x86_64.rpm</text:p>
          </table:table-cell>
        </table:table-row>
      </table:table>
      <text:p text:style-name="P15"/>
      <text:list xml:id="list3203492443875094925" text:style-name="L6">
        <text:list-item>
          <text:p text:style-name="P46"><text:span text:style-name="T60">I</text:span>nstall FastBuffers repository. <text:span text:style-name="T62">This command installs the </text:span><text:span text:style-name="T12">fastbuffers.sh</text:span><text:span text:style-name="T62"> script in </text:span><text:span text:style-name="T12">/usr/bin</text:span><text:span text:style-name="T62">, the </text:span><text:soft-page-break/><text:span text:style-name="T62">examples in </text:span><text:span text:style-name="T12">/usr/share/fastbuffers</text:span><text:span text:style-name="T62"> and the documentation in </text:span><text:span text:style-name="T12">/usr/share/do</text:span><text:span text:style-name="T13">c</text:span><text:span text:style-name="T12">/</text:span><text:span text:style-name="T13">fastbuffers</text:span><text:span text:style-name="T62">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9">yum localinstall <text:span text:style-name="T61">noarch</text:span>/fast<text:span text:style-name="T61">buffers</text:span>-<text:span text:style-name="T50"><text:text-input text:description="VERSION">0.0.0</text:text-input></text:span>-1.fc19.<text:span text:style-name="T61">noarch</text:span>.rpm</text:p>
          </table:table-cell>
        </table:table-row>
      </table:table>
      <text:h text:style-name="P35" text:outline-level="2"><text:bookmark-start text:name="__RefHeading__1132_1719721021"/>CentOS 6.4 32-bits and 64-bits<text:bookmark-end text:name="__RefHeading__1132_1719721021"/></text:h>
      <text:list xml:id="list172733612134583" text:continue-list="list2739917799225130557" text:style-name="L4">
        <text:list-item>
          <text:p text:style-name="P45">Download<text:span text:style-name="T64"> </text:span>the installation package for your system: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6"><text:span text:style-name="T50">FastBuffers_</text:span><text:span text:style-name="T50"><text:text-input text:description="VERSION">0.0.0</text:text-input></text:span><text:span text:style-name="T50">_CentOS6.4.tar.gz</text:span></text:p>
          </table:table-cell>
        </table:table-row>
      </table:table>
      <text:p text:style-name="P20"/>
      <text:list xml:id="list5787907440653136971" text:style-name="L7">
        <text:list-item>
          <text:p text:style-name="P49">Extract its content</text:p>
        </text:list-item>
        <text:list-item>
          <text:p text:style-name="P51">Install the <text:span text:style-name="T7">fastcdr</text:span> repositories <text:span text:style-name="T57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8">he header files</text:span><text:span text:style-name="T44">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list xml:id="list6580079217686839732" text:style-name="L8">
              <text:list-header>
                <text:p text:style-name="P36"><text:span text:style-name="T66">yum localinstall </text:span><text:span text:style-name="T67">i686</text:span><text:span text:style-name="T66">/fastcdr-</text:span><text:span text:style-name="T68"><text:text-input text:description="VERSION">0.0.0</text:text-input></text:span><text:span text:style-name="T66">-1.</text:span><text:span text:style-name="T69">el6</text:span><text:span text:style-name="T66">.</text:span><text:span text:style-name="T70">i686</text:span><text:span text:style-name="T66">.rpm</text:span></text:p>
              </text:list-header>
            </text:list>
          </table:table-cell>
        </table:table-row>
      </table:table>
      <text:p text:style-name="P20"/>
      <table:table table:name="Table8" table:style-name="Table8">
        <table:table-column table:style-name="Table8.A"/>
        <table:table-row>
          <table:table-cell table:style-name="Table8.A1" office:value-type="string">
            <text:p text:style-name="P30">yum localinstall x86_64/fastcdr-<text:span text:style-name="T50"><text:text-input text:description="VERSION">0.0.0</text:text-input></text:span>-1.<text:span text:style-name="T71">el6</text:span>.x86_64.rpm</text:p>
          </table:table-cell>
        </table:table-row>
      </table:table>
      <text:p text:style-name="P16"/>
      <text:list xml:id="list347834531926536440" text:style-name="L9">
        <text:list-item>
          <text:p text:style-name="P52"><text:span text:style-name="T21">Install FastBuffers repository. This command installs the </text:span><text:span text:style-name="T12">fastbuffers.sh</text:span><text:span text:style-name="T47"> script in </text:span><text:span text:style-name="T12">/usr/bin</text:span><text:span text:style-name="T47">, the examples in </text:span><text:span text:style-name="T12">/usr/share/fastbuffers</text:span><text:span text:style-name="T47"> and the documentation in </text:span><text:span text:style-name="T12">/usr/share/do</text:span><text:span text:style-name="T13">c</text:span><text:span text:style-name="T12">/</text:span><text:span text:style-name="T13">fastbuffers</text:span><text:span text:style-name="T47">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31">yum localinstall <text:span text:style-name="T61">noarch</text:span>/fast<text:span text:style-name="T61">buffers</text:span>-<text:span text:style-name="T50"><text:text-input text:description="VERSION">0.0.0</text:text-input></text:span>-1.<text:span text:style-name="T71">el6</text:span>.<text:span text:style-name="T61">noarch</text:span>.rpm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style:font-name="Calibri3" fo:font-size="16pt" style:font-size-asian="10.5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21cm" style:contextual-spacing="false" style:page-number="auto" fo:keep-with-next="always" text:number-lines="true" text:line-number="0">
        <style:tab-stops/>
      </style:paragraph-properties>
      <style:text-properties style:font-name="Calibri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2-09T17:27:33.496000000</dc:date>
    <meta:editing-duration>P7DT6H5M27S</meta:editing-duration>
    <meta:editing-cycles>191</meta:editing-cycles>
    <meta:generator>LibreOffice/4.1.2.3$Windows_x86 LibreOffice_project/40b2d7fde7e8d2d7bc5a449dc65df4d08a7dd38</meta:generator>
    <meta:document-statistic meta:table-count="10" meta:image-count="2" meta:object-count="0" meta:page-count="5" meta:paragraph-count="50" meta:word-count="574" meta:character-count="4029" meta:non-whitespace-character-count="3507"/>
  </office:meta>
</office:document-meta>
</file>